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598cm" style:rel-column-width="2040*"/>
    </style:style>
    <style:style style:name="Table1.B" style:family="table-column">
      <style:table-column-properties style:column-width="4.902cm" style:rel-column-width="2779*"/>
    </style:style>
    <style:style style:name="Table1.C" style:family="table-column">
      <style:table-column-properties style:column-width="4.249cm" style:rel-column-width="2409*"/>
    </style:style>
    <style:style style:name="Table1.D" style:family="table-column">
      <style:table-column-properties style:column-width="4.251cm" style:rel-column-width="24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8aef" officeooo:paragraph-rsid="00334794"/>
    </style:style>
    <style:style style:name="P2" style:family="paragraph" style:parent-style-name="Standard">
      <style:text-properties fo:language="en" fo:country="US" officeooo:rsid="00178aef" officeooo:paragraph-rsid="00334794"/>
    </style:style>
    <style:style style:name="P3" style:family="paragraph" style:parent-style-name="Standard">
      <style:text-properties fo:language="en" fo:country="US" officeooo:rsid="00178aef" officeooo:paragraph-rsid="004516e2"/>
    </style:style>
    <style:style style:name="P4" style:family="paragraph" style:parent-style-name="Standard">
      <style:text-properties fo:font-style="italic" fo:font-weight="bold" officeooo:rsid="004516e2" officeooo:paragraph-rsid="004516e2" style:font-style-asian="italic" style:font-weight-asian="bold" style:font-style-complex="italic" style:font-weight-complex="bold"/>
    </style:style>
    <style:style style:name="P5" style:family="paragraph" style:parent-style-name="Standard">
      <style:text-properties fo:language="en" fo:country="US" officeooo:rsid="001acdc9" officeooo:paragraph-rsid="00178aef"/>
    </style:style>
    <style:style style:name="P6" style:family="paragraph" style:parent-style-name="Standard">
      <style:text-properties fo:language="en" fo:country="US" officeooo:rsid="003540eb" officeooo:paragraph-rsid="003540eb"/>
    </style:style>
    <style:style style:name="P7" style:family="paragraph" style:parent-style-name="Standard">
      <style:text-properties fo:language="en" fo:country="US" officeooo:rsid="00457e56" officeooo:paragraph-rsid="00457e56"/>
    </style:style>
    <style:style style:name="P8" style:family="paragraph" style:parent-style-name="Standard">
      <style:text-properties fo:language="en" fo:country="US" fo:font-style="italic" fo:font-weight="bold" officeooo:rsid="00457e56" officeooo:paragraph-rsid="00457e56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fo:language="en" fo:country="US" officeooo:rsid="00178aef" officeooo:paragraph-rsid="00334794"/>
    </style:style>
    <style:style style:name="P10" style:family="paragraph" style:parent-style-name="Table_20_Contents">
      <style:text-properties fo:language="en" fo:country="US" officeooo:rsid="00457e56" officeooo:paragraph-rsid="00457e56"/>
    </style:style>
    <style:style style:name="P11" style:family="paragraph" style:parent-style-name="Table_20_Contents">
      <style:text-properties fo:language="en" fo:country="US" officeooo:rsid="0045b625" officeooo:paragraph-rsid="0045b625"/>
    </style:style>
    <style:style style:name="P12" style:family="paragraph" style:parent-style-name="Table_20_Contents">
      <style:text-properties fo:language="en" fo:country="US" officeooo:rsid="00468506" officeooo:paragraph-rsid="00468506"/>
    </style:style>
    <style:style style:name="P13" style:family="paragraph" style:parent-style-name="Table_20_Contents">
      <style:text-properties fo:language="en" fo:country="US" officeooo:rsid="0046dc5b" officeooo:paragraph-rsid="0046dc5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cdc9"/>
    </style:style>
    <style:style style:name="T3" style:family="text">
      <style:text-properties officeooo:rsid="004516e2"/>
    </style:style>
    <style:style style:name="T4" style:family="text">
      <style:text-properties officeooo:rsid="0045b625"/>
    </style:style>
    <style:style style:name="T5" style:family="text">
      <style:text-properties style:font-name="Times New Roman1"/>
    </style:style>
    <style:style style:name="T6" style:family="text">
      <style:text-properties style:font-name="Times New Roman1" fo:font-weight="normal" style:font-weight-asian="normal" style:font-weight-complex="normal"/>
    </style:style>
    <style:style style:name="T7" style:family="text">
      <style:text-properties style:font-name="Times New Roman1" fo:font-weight="normal" officeooo:rsid="0045b625" style:font-weight-asian="normal" style:font-weight-complex="normal"/>
    </style:style>
    <style:style style:name="T8" style:family="text">
      <style:text-properties style:font-name="Times New Roman1" fo:font-weight="normal" officeooo:rsid="00472965" style:font-weight-asian="normal" style:font-weight-complex="normal"/>
    </style:style>
    <style:style style:name="T9" style:family="text">
      <style:text-properties style:font-name="Times New Roman1" officeooo:rsid="00472965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officeooo:rsid="00472965"/>
    </style:style>
    <style:style style:name="T12" style:family="text">
      <style:text-properties officeooo:rsid="00472965"/>
    </style:style>
    <style:style style:name="T13" style:family="text">
      <style:text-properties fo:color="#ff6600" style:font-name="Times New Roman" officeooo:rsid="00472965"/>
    </style:style>
    <style:style style:name="T14" style:family="text">
      <style:text-properties fo:color="#ff3333" style:font-name="Times New Roman" officeooo:rsid="00472965"/>
    </style:style>
    <style:style style:name="T15" style:family="text">
      <style:text-properties fo:color="#ff3333" style:font-name="Times New Roman1" fo:font-weight="normal" officeooo:rsid="00472965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nection</text:p>
      <text:p text:style-name="P1">Switch 1 <text:span text:style-name="T2">(7 solution)</text:span></text:p>
      <text:p text:style-name="P1">0-<text:span text:style-name="T1">0-0 100Mbps Broadcast</text:span></text:p>
      <text:p text:style-name="P2">0-0-<text:span text:style-name="T3">1</text:span> 10Mbps Unicast</text:p>
      <text:p text:style-name="P3">0-<text:span text:style-name="T3">0</text:span>-<text:span text:style-name="T3">2</text:span> 1Mbps B</text:p>
      <text:p text:style-name="P3">0-<text:span text:style-name="T3">0</text:span>-<text:span text:style-name="T3">3</text:span></text:p>
      <text:p text:style-name="P3">0-<text:span text:style-name="T3">0</text:span>-<text:span text:style-name="T3">4</text:span></text:p>
      <text:p text:style-name="P3">0-<text:span text:style-name="T3">0</text:span>-<text:span text:style-name="T3">5</text:span></text:p>
      <text:p text:style-name="P1"><text:span text:style-name="T1">Switch 2 <text:s/></text:span><text:span text:style-name="T2">(7 solution)</text:span></text:p>
      <text:p text:style-name="P2">0-2-0 1Mbps B</text:p>
      <text:p text:style-name="P3">0-2-<text:span text:style-name="T3">1</text:span></text:p>
      <text:p text:style-name="P3">0-2-<text:span text:style-name="T3">2</text:span></text:p>
      <text:p text:style-name="P2">Switch 3</text:p>
      <text:p text:style-name="P3">0-2-<text:span text:style-name="T3">3 </text:span>1Mbps B</text:p>
      <text:p text:style-name="P3">0-2-<text:span text:style-name="T3">4 </text:span></text:p>
      <text:p text:style-name="P3">0-2-<text:span text:style-name="T3">5</text:span></text:p>
      <text:p text:style-name="P2">Switch 4 </text:p>
      <text:p text:style-name="P3">0-4-<text:span text:style-name="T3">0 </text:span>1Mbps B</text:p>
      <text:p text:style-name="P3">0-4-<text:span text:style-name="T3">1 </text:span>1Mbps B</text:p>
      <text:p text:style-name="P1"><text:span text:style-name="T1">Switch 5 </text:span><text:span text:style-name="T2">(7 solution)</text:span></text:p>
      <text:p text:style-name="P3"><text:span text:style-name="T2">0-4-</text:span><text:span text:style-name="T3">2 </text:span>1Mbps B</text:p>
      <text:p text:style-name="P1"><text:span text:style-name="T1">Switch 6 </text:span><text:span text:style-name="T2">(7 solution)</text:span></text:p>
      <text:p text:style-name="P2">0-4-3 28 Packets/second B</text:p>
      <text:p text:style-name="P2">0-4-4 5 Packets/second U</text:p>
      <text:p text:style-name="P9">0-4-5 4Mbps B</text:p>
      <text:p text:style-name="P6"/>
      <text:p text:style-name="P8">Resul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Number of Switch</text:p>
          </table:table-cell>
          <table:table-cell table:style-name="Table1.A1" office:value-type="string">
            <text:p text:style-name="P10">DM Broadcast <text:span text:style-name="T4">(us)</text:span></text:p>
          </table:table-cell>
          <table:table-cell table:style-name="Table1.A1" office:value-type="string">
            <text:p text:style-name="P10">DM unicast</text:p>
          </table:table-cell>
          <table:table-cell table:style-name="Table1.D1" office:value-type="string">
            <text:p text:style-name="P10">B2B VLAN</text:p>
          </table:table-cell>
        </table:table-row>
        <table:table-row>
          <table:table-cell table:style-name="Table1.A2" office:value-type="string">
            <text:p text:style-name="P11">1 Switch</text:p>
          </table:table-cell>
          <table:table-cell table:style-name="Table1.A2" office:value-type="string">
            <text:p text:style-name="P11">19.325<text:span text:style-name="T5">±</text:span><text:span text:style-name="T10">16.549</text:span><text:span text:style-name="T9">=</text:span><text:span text:style-name="T14">40us</text:span></text:p>
          </table:table-cell>
          <table:table-cell table:style-name="Table1.A2" office:value-type="string">
            <text:p text:style-name="P12">19.253<text:span text:style-name="T7">±</text:span><text:span text:style-name="T6">16.525</text:span></text:p>
          </table:table-cell>
          <table:table-cell table:style-name="Table1.D2" office:value-type="string">
            <text:p text:style-name="P11">28.465<text:span text:style-name="T6">±25.112</text:span><text:span text:style-name="T8">=</text:span><text:span text:style-name="T15">53.577</text:span></text:p>
          </table:table-cell>
        </table:table-row>
        <table:table-row>
          <table:table-cell table:style-name="Table1.A2" office:value-type="string">
            <text:p text:style-name="P11">2 Switches</text:p>
          </table:table-cell>
          <table:table-cell table:style-name="Table1.A2" office:value-type="string">
            <text:p text:style-name="P11">33.324<text:span text:style-name="T6">±28.287</text:span><text:span text:style-name="T8">=61.611</text:span></text:p>
          </table:table-cell>
          <table:table-cell table:style-name="Table1.A2" office:value-type="string">
            <text:p text:style-name="P12">33.276<text:span text:style-name="T7">±</text:span><text:span text:style-name="T6">28.480</text:span></text:p>
          </table:table-cell>
          <table:table-cell table:style-name="Table1.D2" office:value-type="string">
            <text:p text:style-name="P11">32.434<text:span text:style-name="T6">±27.012</text:span><text:span text:style-name="T8">=59,446</text:span></text:p>
          </table:table-cell>
        </table:table-row>
        <table:table-row>
          <table:table-cell table:style-name="Table1.A2" office:value-type="string">
            <text:p text:style-name="P11">3 Switches</text:p>
          </table:table-cell>
          <table:table-cell table:style-name="Table1.A2" office:value-type="string">
            <text:p text:style-name="P11">39.915<text:span text:style-name="T6">±</text:span>32.377<text:span text:style-name="T12">=72.292</text:span></text:p>
          </table:table-cell>
          <table:table-cell table:style-name="Table1.A2" office:value-type="string">
            <text:p text:style-name="P13">39.965<text:span text:style-name="T7">±</text:span><text:span text:style-name="T6">32.545</text:span></text:p>
          </table:table-cell>
          <table:table-cell table:style-name="Table1.D2" office:value-type="string">
            <text:p text:style-name="P11">36.163<text:span text:style-name="T6">±26.604</text:span></text:p>
          </table:table-cell>
        </table:table-row>
        <table:table-row>
          <table:table-cell table:style-name="Table1.A2" office:value-type="string">
            <text:p text:style-name="P11">4 Switches</text:p>
          </table:table-cell>
          <table:table-cell table:style-name="Table1.A2" office:value-type="string">
            <text:p text:style-name="P11">42.906<text:span text:style-name="T6">±32.641</text:span></text:p>
          </table:table-cell>
          <table:table-cell table:style-name="Table1.A2" office:value-type="string">
            <text:p text:style-name="P13">42.858<text:span text:style-name="T7">±</text:span><text:span text:style-name="T6">33.002</text:span></text:p>
          </table:table-cell>
          <table:table-cell table:style-name="Table1.D2" office:value-type="string">
            <text:p text:style-name="P11">40.124<text:span text:style-name="T6">±29.129</text:span></text:p>
          </table:table-cell>
        </table:table-row>
        <table:table-row>
          <table:table-cell table:style-name="Table1.A2" office:value-type="string">
            <text:p text:style-name="P11">5 Switches</text:p>
          </table:table-cell>
          <table:table-cell table:style-name="Table1.A2" office:value-type="string">
            <text:p text:style-name="P11">50.555<text:span text:style-name="T6">±37.933</text:span></text:p>
          </table:table-cell>
          <table:table-cell table:style-name="Table1.A2" office:value-type="string">
            <text:p text:style-name="P13">50.555<text:span text:style-name="T7">±</text:span><text:span text:style-name="T6">37.933</text:span></text:p>
          </table:table-cell>
          <table:table-cell table:style-name="Table1.D2" office:value-type="string">
            <text:p text:style-name="P11">42.962<text:span text:style-name="T6">±30.091</text:span></text:p>
          </table:table-cell>
        </table:table-row>
        <table:table-row>
          <table:table-cell table:style-name="Table1.A2" office:value-type="string">
            <text:p text:style-name="P11">6 Switches</text:p>
          </table:table-cell>
          <table:table-cell table:style-name="Table1.A2" office:value-type="string">
            <text:p text:style-name="P11">51.590<text:span text:style-name="T6">±35.696</text:span></text:p>
          </table:table-cell>
          <table:table-cell table:style-name="Table1.A2" office:value-type="string">
            <text:p text:style-name="P13">51.565<text:span text:style-name="T7">±</text:span><text:span text:style-name="T6">36.370</text:span></text:p>
          </table:table-cell>
          <table:table-cell table:style-name="Table1.D2" office:value-type="string">
            <text:p text:style-name="P11">45.704<text:span text:style-name="T6">±28.095</text:span></text:p>
          </table:table-cell>
        </table:table-row>
      </table:table>
      <text:p text:style-name="P5"/>
      <text:p text:style-name="P7"><text:span text:style-name="T4">Test is 15.5 hours. </text:span>Low priority VLAN loses packets. B2B and DM VLAN do not lose pack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4M28S</meta:editing-duration>
    <meta:editing-cycles>47</meta:editing-cycles>
    <meta:generator>LibreOffice/5.0.2.2$Windows_x86 LibreOffice_project/37b43f919e4de5eeaca9b9755ed688758a8251fe</meta:generator>
    <dc:date>2016-08-03T10:42:00.391000000</dc:date>
    <meta:document-statistic meta:table-count="1" meta:image-count="0" meta:object-count="0" meta:page-count="1" meta:paragraph-count="55" meta:word-count="121" meta:character-count="802" meta:non-whitespace-character-count="733"/>
    <meta:user-defined meta:name="Info 1"/>
    <meta:user-defined meta:name="Info 2"/>
    <meta:user-defined meta:name="Info 3"/>
    <meta:user-defined meta:name="Info 4"/>
  </office:meta>
</office:document-meta>
</file>